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DRIAN HUTT OROZCO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DRIAN JOSUE PENA LOPEZ</text:p>
          </table:table-cell>
          <table:table-cell table:number-columns-repeated="5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DREY DAVID SANCHEZ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BAN ROJAS CARRANZ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59:59.7074104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5T12:00:31.834673178</dc:date>
    <meta:editing-duration>PT13M5S</meta:editing-duration>
    <meta:editing-cycles>3</meta:editing-cycles>
    <meta:generator>LibreOffice/6.4.4.2$Linux_X86_64 LibreOffice_project/40$Build-2</meta:generator>
    <meta:document-statistic meta:table-count="1" meta:cell-count="54" meta:object-count="0"/>
  </office:meta>
</office:document-meta>
</file>